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p</mi>
              <mrow>
                <mi>j</mi>
                <mo stretchy="false">α</mo>
              </mrow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p</mi>
              <mi>j</mi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+</mo>
              <mi/>
            </mrow>
            <msub>
              <mrow>
                <mover accent="true">
                  <mo stretchy="false">γ</mo>
                  <mo stretchy="false">̂</mo>
                </mover>
              </mrow>
              <mrow>
                <mi>j</mi>
                <mo stretchy="false">α</mo>
              </mrow>
            </msub>
            <mrow>
              <mo stretchy="false">(</mo>
              <mrow>
                <mi>t</mi>
              </mrow>
              <mo stretchy="false">)</mo>
            </mrow>
            <mi/>
            <mi>,</mi>
            <mi/>
            <mi>j</mi>
            <mrow>
              <mi/>
              <mo stretchy="false">=</mo>
              <mi/>
            </mrow>
            <mn>1,2</mn>
            <mi>,</mi>
            <mo stretchy="false">…</mo>
            <mi>,</mi>
            <mi>S</mi>
          </mrow>
        </mtd>
      </mtr>
      <mtr>
        <mtd>
          <mrow/>
        </mtd>
      </mtr>
      <mtr>
        <mtd>
          <mrow>
            <mtext>Es muß</mtext>
            <mstyle mathvariant="bold">
              <mrow>
                <mtext> nicht </mtext>
              </mrow>
            </mstyle>
            <mtext>notwendig</mtext>
            <mi/>
            <msub>
              <mrow>
                <mover accent="true">
                  <mo stretchy="false">γ</mo>
                  <mo stretchy="false">̂</mo>
                </mover>
              </mrow>
              <mrow>
                <mi>j</mi>
                <mo stretchy="false">α</mo>
              </mrow>
            </msub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row>
                <mover accent="true">
                  <mo stretchy="false">γ</mo>
                  <mo stretchy="false">̂</mo>
                </mover>
              </mrow>
              <mrow>
                <mi>j</mi>
                <mo stretchy="false">α</mo>
              </mrow>
            </msub>
            <mrow>
              <mo stretchy="false">(</mo>
              <mrow>
                <msub>
                  <mi>t</mi>
                  <mn>1</mn>
                </msub>
              </mrow>
              <mo stretchy="false">)</mo>
            </mrow>
            <mrow>
              <mi/>
              <mo stretchy="false">=</mo>
              <mi/>
            </mrow>
            <mn>0</mn>
            <mi/>
            <mtext>sein!</mtext>
          </mrow>
        </mtd>
      </mtr>
      <mtr>
        <mtd>
          <mrow>
            <mtext>Lediglich </mtext>
            <msub>
              <mrow>
                <mover accent="true">
                  <mo stretchy="false">γ</mo>
                  <mo stretchy="false">̂</mo>
                </mover>
              </mrow>
              <mrow>
                <mi>j</mi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≡</mo>
              <mi/>
            </mrow>
            <mn>0</mn>
            <mtext> muß erfüllt sein</mtext>
          </mrow>
        </mtd>
      </mtr>
    </mtable>
    <annotation encoding="StarMath 5.0">p_{j %ialpha} (t) `=` p_j (t) `+` {hat %igamma}_{j %ialpha} (t) `,~ j `=` 1,2,dotslow,S newline newline
"Es muß" bold" nicht " "notwendig" ` {hat %igamma}_{j %ialpha} (t_1) `=` {hat %igamma}_{j %ialpha} (t_1) `=` 0 ` "sein!" newline
"Lediglich " {hat %igamma}_{j %ialpha=0} (t) ` equiv ` 0 " muß erfüllt sein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8T22:32:51.762000000</meta:creation-date>
    <meta:generator>LibreOffice/4.1.4.2$Windows_x86 LibreOffice_project/0a0440ccc0227ad9829de5f46be37cfb6edcf72</meta:generator>
  </office:meta>
</office:document-meta>
</file>